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4683" officeooo:paragraph-rsid="00094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 Start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2T17:58:28.029000000</dc:date>
    <meta:editing-duration>PT17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7.3.3.2$Windows_X86_64 LibreOffice_project/d1d0ea68f081ee2800a922cac8f79445e4603348</meta:generator>
  </office:meta>
</office:document-meta>
</file>